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khan" svg:font-family="Likhan" style:font-pitch="variable"/>
    <style:font-face style:name="Nikosh1" svg:font-family="Nikosh" style:font-pitch="variable"/>
    <style:font-face style:name="NikoshLight1" svg:font-family="NikoshLight" style:font-pitch="variable"/>
    <style:font-face style:name="NikoshLight" svg:font-family="NikoshLight" style:font-adornments="Regular"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kosh" svg:font-family="Nikosh" style:font-family-generic="roman" style:font-pitch="variable"/>
    <style:font-face style:name="Lohit Devanagari" svg:font-family="'Lohit Devanagari'" style:font-family-generic="system" style:font-pitch="variable"/>
    <style:font-face style:name="Nikosh2" svg:font-family="Nikosh"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681in" fo:margin-left="0in" fo:margin-top="0in" fo:margin-bottom="0in" table:align="left" style:writing-mode="lr-tb"/>
    </style:style>
    <style:style style:name="Table1.A" style:family="table-column">
      <style:table-column-properties style:column-width="0.4958in"/>
    </style:style>
    <style:style style:name="Table1.B" style:family="table-column">
      <style:table-column-properties style:column-width="4.3493in"/>
    </style:style>
    <style:style style:name="Table1.C" style:family="table-column">
      <style:table-column-properties style:column-width="2.4229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text-properties style:font-name="Nikosh" fo:font-size="16pt" style:font-size-asian="16pt" style:font-name-complex="Nikosh2" style:font-size-complex="16pt"/>
    </style:style>
    <style:style style:name="P3" style:family="paragraph" style:parent-style-name="Standard">
      <style:paragraph-properties fo:text-align="start" style:justify-single-word="false" style:writing-mode="lr-tb"/>
      <style:text-properties style:font-name="Nikosh" style:font-name-complex="Nikosh2"/>
    </style:style>
    <style:style style:name="P4" style:family="paragraph" style:parent-style-name="Standard">
      <style:paragraph-properties fo:text-align="start" style:justify-single-word="false" style:writing-mode="lr-tb"/>
      <style:text-properties style:font-name="Nikosh" fo:language="en" fo:country="US" style:language-asian="zh" style:country-asian="CN" style:font-name-complex="Nikosh2" style:language-complex="bn" style:country-complex="BD"/>
    </style:style>
    <style:style style:name="P5" style:family="paragraph" style:parent-style-name="Standard">
      <style:paragraph-properties fo:text-align="start" style:justify-single-word="false" style:writing-mode="lr-tb"/>
      <style:text-properties style:font-name="Nikosh" fo:font-size="14pt" fo:font-weight="bold" style:font-size-asian="14pt" style:font-weight-asian="bold" style:font-name-complex="NikoshLight" style:font-size-complex="14pt" style:font-weight-complex="bold"/>
    </style:style>
    <style:style style:name="P6" style:family="paragraph" style:parent-style-name="Standard">
      <style:paragraph-properties fo:text-align="start" style:justify-single-word="false" style:writing-mode="lr-tb"/>
      <style:text-properties style:font-name="Nikosh" fo:font-size="12pt" fo:font-weight="normal" style:font-size-asian="12pt" style:font-weight-asian="normal" style:font-name-complex="Nikosh2" style:font-size-complex="12pt" style:font-weight-complex="normal"/>
    </style:style>
    <style:style style:name="P7" style:family="paragraph" style:parent-style-name="Standard">
      <style:paragraph-properties fo:line-height="0.2in" fo:text-align="start" style:justify-single-word="false" style:writing-mode="lr-tb"/>
      <style:text-properties style:font-name="Nikosh" fo:font-size="12pt" fo:font-weight="normal" style:font-size-asian="12pt" style:font-weight-asian="normal" style:font-name-complex="Nikosh2" style:font-size-complex="12pt" style:font-weight-complex="normal"/>
    </style:style>
    <style:style style:name="P8" style:family="paragraph" style:parent-style-name="Standard">
      <style:paragraph-properties fo:text-align="start" style:justify-single-word="false" style:writing-mode="lr-tb"/>
      <style:text-properties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writing-mode="lr-tb"/>
      <style:text-properties fo:font-size="14pt" style:font-size-asian="14pt" style:font-size-complex="14pt"/>
    </style:style>
    <style:style style:name="P10" style:family="paragraph" style:parent-style-name="Standard">
      <style:paragraph-properties fo:text-align="start" style:justify-single-word="false" style:writing-mode="lr-tb"/>
      <style:text-properties style:font-name="Likhan" style:font-name-complex="Nikosh1"/>
    </style:style>
    <style:style style:name="P11" style:family="paragraph" style:parent-style-name="Standard">
      <style:paragraph-properties fo:text-align="start" style:justify-single-word="false" style:writing-mode="lr-tb"/>
      <style:text-properties style:font-name="Likhan" officeooo:paragraph-rsid="0018dccd" style:font-name-complex="Nikosh1"/>
    </style:style>
    <style:style style:name="P12" style:family="paragraph" style:parent-style-name="Standard">
      <style:paragraph-properties fo:text-align="start" style:justify-single-word="false" style:writing-mode="lr-tb"/>
      <style:text-properties style:font-name="Likhan" fo:font-weight="bold" officeooo:paragraph-rsid="0014bc55" style:font-weight-asian="bold" style:font-name-complex="NikoshLight" style:font-weight-complex="bold"/>
    </style:style>
    <style:style style:name="P13" style:family="paragraph" style:parent-style-name="Standard">
      <style:paragraph-properties fo:text-align="start" style:justify-single-word="false" style:writing-mode="lr-tb"/>
      <style:text-properties style:font-name="Likhan" fo:font-weight="bold" style:font-weight-asian="bold" style:font-name-complex="Nikosh1" style:font-weight-complex="bold"/>
    </style:style>
    <style:style style:name="P14" style:family="paragraph" style:parent-style-name="Standard">
      <style:paragraph-properties fo:text-align="start" style:justify-single-word="false" style:writing-mode="lr-tb"/>
      <style:text-properties style:font-name="Likhan" fo:font-weight="normal" style:font-weight-asian="normal" style:font-name-complex="Likhan" style:font-weight-complex="normal"/>
    </style:style>
    <style:style style:name="P15" style:family="paragraph" style:parent-style-name="Standard">
      <style:paragraph-properties fo:text-align="start" style:justify-single-word="false" style:writing-mode="lr-tb"/>
      <style:text-properties fo:font-size="12pt" style:font-size-asian="12pt" style:font-size-complex="12pt"/>
    </style:style>
    <style:style style:name="P16" style:family="paragraph" style:parent-style-name="Standard">
      <style:paragraph-properties fo:text-align="start" style:justify-single-word="false" style:writing-mode="lr-tb"/>
      <style:text-properties style:font-name="Caladea" fo:font-weight="bold" style:font-weight-asian="bold" style:font-name-complex="Nikosh1" style:font-weight-complex="bold"/>
    </style:style>
    <style:style style:name="P17" style:family="paragraph" style:parent-style-name="Standard">
      <style:paragraph-properties fo:text-align="start" style:justify-single-word="false" style:writing-mode="lr-tb"/>
      <style:text-properties style:font-name="Nikosh1" style:font-name-complex="Nikosh1"/>
    </style:style>
    <style:style style:name="P18" style:family="paragraph" style:parent-style-name="Standard">
      <style:paragraph-properties fo:text-align="start" style:justify-single-word="false" style:writing-mode="lr-tb"/>
      <style:text-properties style:font-name="Nikosh1" fo:font-weight="bold" style:font-weight-asian="bold" style:font-name-complex="Nikosh1" style:font-weight-complex="bold"/>
    </style:style>
    <style:style style:name="P19" style:family="paragraph" style:parent-style-name="Standard">
      <style:paragraph-properties fo:text-align="start" style:justify-single-word="false" style:writing-mode="lr-tb"/>
      <style:text-properties style:font-name="NikoshLight1" fo:font-weight="bold" style:font-weight-asian="bold" style:font-name-complex="NikoshLight1" style:font-weight-complex="bold"/>
    </style:style>
    <style:style style:name="P20" style:family="paragraph" style:parent-style-name="Standard">
      <style:paragraph-properties fo:text-align="center" style:justify-single-word="false" style:writing-mode="lr-tb"/>
      <style:text-properties style:font-name="NikoshLight1" fo:font-size="14pt" fo:font-weight="bold" style:font-size-asian="14pt" style:font-weight-asian="bold" style:font-name-complex="NikoshLight1" style:font-size-complex="14pt" style:font-weight-complex="bold"/>
    </style:style>
    <style:style style:name="P21" style:family="paragraph" style:parent-style-name="Table_20_Contents">
      <style:paragraph-properties fo:text-align="center" style:justify-single-word="false"/>
      <style:text-properties style:font-name="Nikosh" style:font-name-complex="Nikosh2"/>
    </style:style>
    <style:style style:name="P22" style:family="paragraph" style:parent-style-name="Table_20_Contents">
      <style:paragraph-properties fo:text-align="center" style:justify-single-word="false"/>
      <style:text-properties style:font-name="Nikosh" fo:font-weight="bold" style:font-weight-asian="bold" style:font-name-complex="NikoshLight" style:font-weight-complex="bold"/>
    </style:style>
    <style:style style:name="P23" style:family="paragraph" style:parent-style-name="Table_20_Contents">
      <style:paragraph-properties fo:text-align="center" style:justify-single-word="false"/>
      <style:text-properties fo:font-variant="normal" fo:text-transform="none" fo:color="#000000" style:font-name="Nikosh" fo:letter-spacing="normal" fo:font-weight="normal" style:font-weight-asian="normal" style:font-name-complex="Nikosh2" style:font-size-complex="11.5pt" style:font-style-complex="normal" style:font-weight-complex="normal"/>
    </style:style>
    <style:style style:name="P24" style:family="paragraph" style:parent-style-name="Frame_20_contents">
      <style:paragraph-properties style:punctuation-wrap="hanging"/>
    </style:style>
    <style:style style:name="P25" style:family="paragraph" style:parent-style-name="Standard" style:master-page-name="Standard">
      <style:paragraph-properties fo:text-align="center" style:justify-single-word="false" style:page-number="auto" style:writing-mode="lr-tb"/>
      <style:text-properties style:font-name="Nikosh" fo:font-size="20pt" style:text-underline-style="solid" style:text-underline-width="auto" style:text-underline-color="font-color" fo:font-weight="bold" style:font-size-asian="20pt" style:font-weight-asian="bold" style:font-name-complex="NikoshLight" style:font-size-complex="20pt" style:font-weight-complex="bold"/>
    </style:style>
    <style:style style:name="P26" style:family="paragraph" style:parent-style-name="Standard">
      <style:paragraph-properties fo:text-align="start" style:justify-single-word="false" style:writing-mode="lr-tb"/>
      <style:text-properties style:font-name="Likhan" fo:font-weight="bold" style:font-weight-asian="bold" style:font-name-complex="Nikosh1" style:font-weight-complex="bold"/>
    </style:style>
    <style:style style:name="P27" style:family="paragraph" style:parent-style-name="Standard">
      <style:paragraph-properties fo:text-align="start" style:justify-single-word="false" style:writing-mode="lr-tb"/>
      <style:text-properties style:font-name="Nikosh1" style:font-name-complex="Nikosh1"/>
    </style:style>
    <style:style style:name="P28" style:family="paragraph" style:parent-style-name="Standard">
      <style:paragraph-properties fo:text-align="start" style:justify-single-word="false" style:writing-mode="lr-tb"/>
      <style:text-properties style:font-name="Nikosh1" officeooo:paragraph-rsid="0031cb7e" style:font-name-complex="Nikosh1"/>
    </style:style>
    <style:style style:name="P29" style:family="paragraph" style:parent-style-name="Standard">
      <style:paragraph-properties fo:text-align="start" style:justify-single-word="false" style:writing-mode="lr-tb"/>
      <style:text-properties style:font-name="Nikosh1" officeooo:paragraph-rsid="00324e3a" style:font-name-complex="Nikosh1"/>
    </style:style>
    <style:style style:name="P30" style:family="paragraph" style:parent-style-name="Standard">
      <style:paragraph-properties fo:text-align="start" style:justify-single-word="false" style:writing-mode="lr-tb"/>
      <style:text-properties style:font-name="Nikosh1" fo:font-weight="bold" style:font-weight-asian="bold" style:font-name-complex="Nikosh1" style:font-weight-complex="bold"/>
    </style:style>
    <style:style style:name="P31" style:family="paragraph" style:parent-style-name="Standard">
      <style:paragraph-properties fo:text-align="start" style:justify-single-word="false" style:writing-mode="lr-tb"/>
      <style:text-properties style:font-name="Nikosh1" fo:font-weight="bold" officeooo:paragraph-rsid="0031cb7e" style:font-weight-asian="bold" style:font-name-complex="Nikosh1" style:font-weight-complex="bold"/>
    </style:style>
    <style:style style:name="P32" style:family="paragraph" style:parent-style-name="Standard">
      <style:paragraph-properties fo:text-align="start" style:justify-single-word="false" style:writing-mode="lr-tb"/>
      <style:text-properties style:font-name="Nikosh1" fo:font-weight="normal" style:font-weight-asian="normal" style:font-name-complex="Nikosh1" style:font-weight-complex="normal"/>
    </style:style>
    <style:style style:name="P33" style:family="paragraph" style:parent-style-name="Standard">
      <style:paragraph-properties fo:line-height="115%" fo:text-align="start" style:justify-single-word="false" style:writing-mode="lr-tb"/>
      <style:text-properties style:font-name="Nikosh1" fo:font-weight="normal" style:font-weight-asian="normal" style:font-name-complex="Nikosh1" style:font-weight-complex="normal"/>
    </style:style>
    <style:style style:name="P34" style:family="paragraph" style:parent-style-name="Standard">
      <style:paragraph-properties fo:line-height="115%" fo:text-align="start" style:justify-single-word="false" style:writing-mode="lr-tb"/>
      <style:text-properties style:font-name="Nikosh1" fo:font-weight="normal" officeooo:paragraph-rsid="00346b04" style:font-weight-asian="normal" style:font-name-complex="Nikosh1" style:font-weight-complex="normal"/>
    </style:style>
    <style:style style:name="P35" style:family="paragraph" style:parent-style-name="Table_20_Contents" style:list-style-name="WWNum1">
      <style:paragraph-properties fo:text-align="center" style:justify-single-word="false"/>
      <style:text-properties style:font-name="Nikosh" style:font-name-complex="Nikosh2"/>
    </style:style>
    <style:style style:name="P36" style:family="paragraph" style:parent-style-name="Table_20_Contents" style:list-style-name="WWNum1">
      <style:paragraph-properties fo:text-align="end" style:justify-single-word="false"/>
      <style:text-properties style:font-name="Nikosh" style:font-name-complex="Nikosh2"/>
    </style:style>
    <style:style style:name="P37" style:family="paragraph" style:parent-style-name="Table_20_Contents" style:list-style-name="WWNum1">
      <style:paragraph-properties fo:text-align="center" style:justify-single-word="false"/>
      <style:text-properties style:font-name="Nikosh" style:text-underline-style="none" style:font-name-complex="Nikosh2"/>
    </style:style>
    <style:style style:name="P38" style:family="paragraph">
      <loext:graphic-properties draw:fill="none"/>
      <style:paragraph-properties fo:text-align="start" style:writing-mode="lr-tb"/>
      <style:text-properties fo:font-size="18pt"/>
    </style:style>
    <style:style style:name="P39" style:family="paragraph">
      <loext:graphic-properties draw:fill="none"/>
      <style:paragraph-properties fo:text-align="start"/>
      <style:text-properties fo:font-size="18pt"/>
    </style:style>
    <style:style style:name="P40" style:family="paragraph">
      <loext:graphic-properties draw:fill="solid" draw:fill-color="#000000"/>
      <style:paragraph-properties fo:text-align="start"/>
      <style:text-properties fo:font-size="18pt"/>
    </style:style>
    <style:style style:name="P41" style:family="paragraph">
      <loext:graphic-properties draw:fill="none"/>
      <style:paragraph-properties fo:text-align="start"/>
      <style:text-properties fo:color="#000000" fo:font-size="18pt"/>
    </style:style>
    <style:style style:name="T1" style:family="text">
      <style:text-properties style:font-name="Nikosh" fo:font-size="12.5pt" fo:language="en" fo:country="US" fo:font-weight="normal" style:font-size-asian="12.5pt" style:language-asian="zh" style:country-asian="CN" style:font-weight-asian="normal" style:font-name-complex="Nikosh2" style:font-size-complex="14pt" style:language-complex="bn" style:country-complex="BD" style:font-weight-complex="normal"/>
    </style:style>
    <style:style style:name="T2" style:family="text">
      <style:text-properties style:font-name="Nikosh" fo:font-size="12.5pt" fo:language="en" fo:country="US" fo:font-weight="bold" style:font-size-asian="12.5pt" style:language-asian="zh" style:country-asian="CN" style:font-weight-asian="bold" style:font-name-complex="NikoshLight" style:font-size-complex="14pt" style:language-complex="bn" style:country-complex="BD" style:font-weight-complex="bold"/>
    </style:style>
    <style:style style:name="T3" style:family="text">
      <style:text-properties style:font-name="Nikosh" fo:font-size="14pt" fo:language="en" fo:country="US" style:text-underline-style="none" fo:font-weight="bold" style:font-size-asian="14pt" style:language-asian="zh" style:country-asian="CN" style:font-weight-asian="bold" style:font-name-complex="Nikosh2" style:font-size-complex="14pt" style:language-complex="bn" style:country-complex="BD" style:font-weight-complex="bold"/>
    </style:style>
    <style:style style:name="T4" style:family="text">
      <style:text-properties style:font-name="Nikosh" fo:font-size="14pt" fo:language="en" fo:country="US" style:text-underline-style="none" fo:font-weight="bold" style:font-size-asian="14pt" style:language-asian="zh" style:country-asian="CN" style:font-weight-asian="bold" style:font-name-complex="NikoshLight" style:font-size-complex="14pt" style:language-complex="bn" style:country-complex="BD" style:font-weight-complex="bold"/>
    </style:style>
    <style:style style:name="T5" style:family="text">
      <style:text-properties style:font-name="Nikosh" fo:font-size="14pt" fo:language="en" fo:country="US" style:text-underline-style="none" fo:font-weight="normal" style:font-size-asian="14pt" style:language-asian="zh" style:country-asian="CN" style:font-weight-asian="normal" style:font-name-complex="Nikosh2" style:font-size-complex="14pt" style:language-complex="bn" style:country-complex="BD" style:font-weight-complex="normal"/>
    </style:style>
    <style:style style:name="T6" style:family="text">
      <style:text-properties style:font-name="Nikosh" fo:font-size="14pt" fo:language="en" fo:country="US" fo:font-weight="normal" style:font-size-asian="14pt" style:language-asian="zh" style:country-asian="CN" style:font-weight-asian="normal" style:font-name-complex="Nikosh2" style:font-size-complex="14pt" style:language-complex="bn" style:country-complex="BD" style:font-weight-complex="normal"/>
    </style:style>
    <style:style style:name="T7" style:family="text">
      <style:text-properties style:font-name="Nikosh" fo:font-size="14pt" fo:language="en" fo:country="US" fo:font-weight="bold" style:font-size-asian="14pt" style:language-asian="zh" style:country-asian="CN" style:font-weight-asian="bold" style:font-name-complex="NikoshLight" style:font-size-complex="14pt" style:language-complex="bn" style:country-complex="BD" style:font-weight-complex="bold"/>
    </style:style>
    <style:style style:name="T8" style:family="text">
      <style:text-properties style:font-name="Nikosh" fo:font-size="10pt" style:font-size-asian="10pt" style:font-name-complex="Nikosh2" style:font-size-complex="10pt"/>
    </style:style>
    <style:style style:name="T9" style:family="text">
      <style:text-properties style:font-name="Nikosh" fo:font-weight="bold" style:font-weight-asian="bold" style:font-name-complex="NikoshLight" style:font-weight-complex="bold"/>
    </style:style>
    <style:style style:name="T10" style:family="text">
      <style:text-properties style:font-name="Nikosh" fo:font-weight="bold" style:font-weight-asian="bold" style:font-name-complex="Nikosh2" style:font-weight-complex="bold"/>
    </style:style>
    <style:style style:name="T11" style:family="text">
      <style:text-properties style:font-name="Nikosh" fo:language="en" fo:country="US" fo:font-weight="normal" style:language-asian="zh" style:country-asian="CN" style:font-weight-asian="normal" style:font-name-complex="Nikosh2" style:language-complex="bn" style:country-complex="BD" style:font-weight-complex="normal"/>
    </style:style>
    <style:style style:name="T12" style:family="text">
      <style:text-properties style:font-name="Nikosh" fo:language="en" fo:country="US" style:text-underline-style="solid" style:text-underline-width="auto" style:text-underline-color="font-color" fo:font-weight="normal" style:language-asian="zh" style:country-asian="CN" style:font-weight-asian="normal" style:font-name-complex="Nikosh2" style:language-complex="bn" style:country-complex="BD" style:font-weight-complex="normal"/>
    </style:style>
    <style:style style:name="T13" style:family="text">
      <style:text-properties style:font-name="Nikosh" fo:language="en" fo:country="US" style:text-underline-style="none" fo:font-weight="normal" style:language-asian="zh" style:country-asian="CN" style:font-weight-asian="normal" style:font-name-complex="Nikosh2" style:language-complex="bn" style:country-complex="BD" style:font-weight-complex="normal"/>
    </style:style>
    <style:style style:name="T14" style:family="text">
      <style:text-properties style:font-name="Nikosh" fo:language="en" fo:country="US" style:text-underline-style="none" fo:font-weight="bold" style:language-asian="zh" style:country-asian="CN" style:font-weight-asian="bold" style:font-name-complex="NikoshLight" style:language-complex="bn" style:country-complex="BD" style:font-weight-complex="bold"/>
    </style:style>
    <style:style style:name="T15" style:family="text">
      <style:text-properties style:font-name="Nikosh" fo:language="en" fo:country="US" style:text-underline-style="none" fo:font-weight="bold" style:language-asian="zh" style:country-asian="CN" style:font-weight-asian="bold" style:font-name-complex="Nikosh2" style:language-complex="bn" style:country-complex="BD" style:font-weight-complex="bold"/>
    </style:style>
    <style:style style:name="T16" style:family="text">
      <style:text-properties fo:font-size="10pt" style:font-size-asian="10pt" style:font-name-complex="Nikosh2" style:font-size-complex="10pt"/>
    </style:style>
    <style:style style:name="T17" style:family="text">
      <style:text-properties fo:color="#000000" fo:font-size="10pt" style:font-size-asian="10pt" style:font-name-complex="Nikosh2"/>
    </style:style>
    <style:style style:name="T18" style:family="text">
      <style:text-properties fo:font-weight="bold" style:font-weight-asian="bold" style:font-weight-complex="bold"/>
    </style:style>
    <style:style style:name="T19" style:family="text">
      <style:text-properties fo:font-weight="bold" style:font-weight-asian="bold" style:font-name-complex="NikoshLight" style:font-weight-complex="bold"/>
    </style:style>
    <style:style style:name="T20" style:family="text">
      <style:text-properties style:font-name="Caladea"/>
    </style:style>
    <style:style style:name="T21" style:family="text">
      <style:text-properties style:font-name="Caladea" fo:font-size="14pt" fo:language="en" fo:country="US" fo:font-weight="normal" style:font-size-asian="14pt" style:language-asian="zh" style:country-asian="CN" style:font-weight-asian="normal" style:font-name-complex="Nikosh2" style:font-size-complex="14pt" style:language-complex="bn" style:country-complex="BD" style:font-weight-complex="normal"/>
    </style:style>
    <style:style style:name="T22" style:family="text">
      <style:text-properties style:font-name="Caladea" fo:font-size="14pt" fo:language="en" fo:country="US" fo:font-weight="bold" style:font-size-asian="14pt" style:language-asian="zh" style:country-asian="CN" style:font-weight-asian="bold" style:font-name-complex="Nikosh2" style:font-size-complex="14pt" style:language-complex="bn" style:country-complex="BD" style:font-weight-complex="bold"/>
    </style:style>
    <style:style style:name="T23" style:family="text">
      <style:text-properties style:font-name="Caladea" fo:font-weight="bold" style:font-weight-asian="bold" style:font-name-complex="Caladea" style:font-weight-complex="bold"/>
    </style:style>
    <style:style style:name="T24" style:family="text">
      <style:text-properties style:font-name="Caladea" fo:font-weight="bold" style:font-weight-asian="bold" style:font-weight-complex="bold"/>
    </style:style>
    <style:style style:name="T25" style:family="text">
      <style:text-properties style:font-name="Caladea" fo:font-weight="bold" style:font-weight-asian="bold" style:font-name-complex="Nikosh2" style:font-weight-complex="bold"/>
    </style:style>
    <style:style style:name="T26" style:family="text">
      <style:text-properties style:font-name="Caladea" officeooo:rsid="001a7663"/>
    </style:style>
    <style:style style:name="T27" style:family="text">
      <style:text-properties style:font-name="Caladea" fo:language="en" fo:country="US" style:text-underline-style="none" fo:font-weight="normal" style:language-asian="zh" style:country-asian="CN" style:font-weight-asian="normal" style:font-name-complex="Nikosh2" style:language-complex="bn" style:country-complex="BD" style:font-weight-complex="normal"/>
    </style:style>
    <style:style style:name="T28" style:family="text">
      <style:text-properties style:font-name="NikoshLight" fo:font-weight="bold" style:font-weight-asian="bold" style:font-name-complex="NikoshLight" style:font-weight-complex="bold"/>
    </style:style>
    <style:style style:name="T29" style:family="text">
      <style:text-properties style:font-name="NikoshLight" fo:font-weight="bold" officeooo:rsid="001a7663" style:font-weight-asian="bold" style:font-name-complex="NikoshLight" style:font-weight-complex="bold"/>
    </style:style>
    <style:style style:name="T30" style:family="text">
      <style:text-properties fo:language="en" fo:country="US" style:language-asian="zh" style:country-asian="CN" style:language-complex="bn" style:country-complex="BD"/>
    </style:style>
    <style:style style:name="T31" style:family="text">
      <style:text-properties style:font-name="Nikosh1" style:font-name-complex="Nikosh1"/>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2dc29c"/>
    </style:style>
    <style:style style:name="T34" style:family="text">
      <style:text-properties officeooo:rsid="002dc29c"/>
    </style:style>
    <style:style style:name="T35" style:family="text">
      <style:text-properties style:font-name="Likhan" style:font-name-complex="Likhan"/>
    </style:style>
    <style:style style:name="T36" style:family="text">
      <style:text-properties style:font-name="Likhan"/>
    </style:style>
    <style:style style:name="T37" style:family="text">
      <style:text-properties style:font-name="Likhan" style:font-name-complex="Likhan"/>
    </style:style>
    <style:style style:name="T38" style:family="text">
      <style:text-properties style:font-name="NikoshLight" style:font-name-complex="NikoshLight"/>
    </style:style>
    <style:style style:name="T39" style:family="text">
      <style:text-properties style:font-name="NikoshLight" fo:font-weight="bold" style:font-weight-asian="bold" style:font-name-complex="NikoshLight" style:font-weight-complex="bold"/>
    </style:style>
    <style:style style:name="T40" style:family="text">
      <style:text-properties officeooo:rsid="00346b04"/>
    </style:style>
    <style:style style:name="gr1" style:family="graphic">
      <style:graphic-properties draw:stroke="solid" svg:stroke-width="0in" svg:stroke-color="#3465a4" draw:marker-end="msArrowEnd_20_5" draw:marker-end-width="0.0827in" draw:marker-end-center="false"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in" svg:stroke-color="#3465a4"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in" svg:stroke-color="#3465a4" draw:marker-end="msArrowEnd_20_5" draw:marker-end-width="0.0827in" draw:marker-end-center="false" draw:fill="solid" draw:fill-color="#000000"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ডাইং এন্ড ফিনিশিং</text:p>
      <text:p text:style-name="P2"/>
      <text:p text:style-name="P9"><text:span text:style-name="T9">টেক্সটাইল ডাইজ</text:span><text:span text:style-name="T10"> </text:span><text:span text:style-name="T23">(</text:span><text:span text:style-name="T25">Textile Dyes or Dyestuff</text:span><text:span text:style-name="T23">)</text:span></text:p>
      <text:p text:style-name="P6">যে সকল পদার্থে ক্রোমোফোর এবং অক্সোক্রোম গ্রুপ বিদ্যমান থাকে যা আঁশ, সুতা, কাপড় তথা টেক্সটাইল দ্রব্যের উপর প্রয়োগ করার ফলে ঐ দ্রব্যের ভৌত ও রাসায়নিক গুনাগুণ পরিবর্তন ঘটে এবং দ্রব্যটি আলোকরশ্মির সাহায্যে প্রতিফলিত হলে রঙিন দেখায় তাকে টেক্সটাইল ডাইজ বা ডাইস্টাফ বলে। </text:p>
      <text:p text:style-name="P3"/>
      <text:p text:style-name="P5">পিগমেন্টঃ</text:p>
      <text:p text:style-name="P7">যে সকল পদার্থে ক্রোমোফোর গ্রুপ বিদ্যমান থাকে যা কোনো বস্তুর ওপর প্রয়োগ করা হলে ঐ বস্তুর ভৌত ও রাসায়নিক গুণাগুণের কোন পরিবর্তন ঘটে না, সে গুলোকে পিগমেন্ট বলে। পিগমেন্টেও অক্সোক্রোম গ্রুপ বিদ্যমান থাকে। পিগমেন্টেও এক ধরনের রং বা কালারিং বস্তু। পিগমেন্ট আশের মধ্যে প্রবেশ করতে পারে না। তবে পিগমেন্টকে রেজিন বাইন্ডার দ্বারা আশের উপরিভাগে সংযুক্ত রাখা যায়। </text:p>
      <text:p text:style-name="P8"/>
      <text:p text:style-name="P1"><text:span text:style-name="T2">টেক্সটাইল রঙের বৈশিষ্ট্য ও গুনাগুণ</text:span><text:span text:style-name="T1"> </text:span><text:span text:style-name="T21">(</text:span><text:span text:style-name="T22">Properties of Textile dyes</text:span><text:span text:style-name="T21">)</text:span></text:p>
      <text:p text:style-name="P15"><text:span text:style-name="T6">ক) <text:s/></text:span><text:span text:style-name="T7">রঙ দেয়ার ক্ষমতাঃ</text:span><text:span text:style-name="T11"> ডাই এর সর্বোচ্চ টিনটোরিয়াল ইফেক্ট থাকতে হবে। টিনটোটোরিয়াল মান নির্ভর করে ক্রোমোফোর ও <text:s/>অক্সোক্রোম এর ওপর। </text:span><text:span text:style-name="T12">ক্রোমোফোর হল কালার বহনকারী গ্রুপ এবং অক্সোক্রোম হল কালার বৃদ্ধি করার গ্রুপ।</text:span></text:p>
      <text:p text:style-name="P15"><text:span text:style-name="T5">খ) </text:span><text:span text:style-name="T4">দ্রবণীয়তাঃ</text:span><text:span text:style-name="T3"> </text:span><text:span text:style-name="T13">পানি বা যে কোন দ্রাবকে দ্রবিভুত হওয়ার ক্ষমতা থাকতে হবে।</text:span></text:p>
      <text:p text:style-name="P15"><text:span text:style-name="T5">গ) </text:span><text:span text:style-name="T4">আকর্ষন ক্ষমতাঃ</text:span><text:span text:style-name="T15"> </text:span><text:span text:style-name="T13">ডাই এর টেক্সটাইল দ্রব্যের প্রতি আসক্তি রয়েছে এবং সাবস্টানটিভিটির জন্যই ডাই বাথ হতে ডাই আঁশের ভিতর প্রবেশ করে।</text:span></text:p>
      <text:p text:style-name="P15"><text:span text:style-name="T5">ঘ) </text:span><text:span text:style-name="T4">স্থায়িত্বতা</text:span><text:span text:style-name="T14"> </text:span><text:span text:style-name="T27">(Fastness)</text:span><text:span text:style-name="T13">: ফাস্টেস হলো এমন একটি রেজিস্ট্যান্স যা বিভিন্নধরনের প্রভাব হতে ডাই ও প্রিন্টিংকে রক্ষা করে।</text:span></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ক্র. নং</text:p>
          </table:table-cell>
          <table:table-cell table:style-name="Table1.A1" office:value-type="string">
            <text:p text:style-name="P22">ডাইস্টাফের নাম</text:p>
          </table:table-cell>
          <table:table-cell table:style-name="Table1.C1" office:value-type="string">
            <text:p text:style-name="P21">প্রয়োগকারী আঁশ</text:p>
          </table:table-cell>
        </table:table-row>
        <table:table-row table:style-name="Table1.1">
          <table:table-cell table:style-name="Table1.A2" office:value-type="string">
            <text:list xml:id="list3676069337" text:style-name="WWNum1">
              <text:list-item>
                <text:p text:style-name="P35"/>
              </text:list-item>
            </text:list>
          </table:table-cell>
          <table:table-cell table:style-name="Table1.A2" office:value-type="string">
            <text:p text:style-name="P21">ডাইরেক্ট </text:p>
          </table:table-cell>
          <table:table-cell table:style-name="Table1.C2" office:value-type="string">
            <text:p text:style-name="P21"/>
          </table:table-cell>
        </table:table-row>
        <table:table-row table:style-name="Table1.1">
          <table:table-cell table:style-name="Table1.A2" office:value-type="string">
            <text:list xml:id="list230357769132690" text:continue-numbering="true" text:style-name="WWNum1">
              <text:list-item>
                <text:p text:style-name="P35"/>
              </text:list-item>
            </text:list>
          </table:table-cell>
          <table:table-cell table:style-name="Table1.A2" office:value-type="string">
            <text:p text:style-name="P23">অ্যাসিড </text:p>
          </table:table-cell>
          <table:table-cell table:style-name="Table1.C2" office:value-type="string">
            <text:p text:style-name="P21"/>
          </table:table-cell>
        </table:table-row>
        <table:table-row table:style-name="Table1.1">
          <table:table-cell table:style-name="Table1.A2" office:value-type="string">
            <text:list xml:id="list230356836831398" text:continue-numbering="true" text:style-name="WWNum1">
              <text:list-item>
                <text:p text:style-name="P35"/>
              </text:list-item>
            </text:list>
          </table:table-cell>
          <table:table-cell table:style-name="Table1.A2" office:value-type="string">
            <text:p text:style-name="P21">সালফার</text:p>
          </table:table-cell>
          <table:table-cell table:style-name="Table1.C2" office:value-type="string">
            <text:p text:style-name="P21"/>
          </table:table-cell>
        </table:table-row>
        <table:table-row table:style-name="Table1.1">
          <table:table-cell table:style-name="Table1.A2" office:value-type="string">
            <text:list xml:id="list230356136510652" text:continue-numbering="true" text:style-name="WWNum1">
              <text:list-item>
                <text:p text:style-name="P35"/>
              </text:list-item>
            </text:list>
          </table:table-cell>
          <table:table-cell table:style-name="Table1.A2" office:value-type="string">
            <text:p text:style-name="P23">রি-অ্যাকটিভ </text:p>
          </table:table-cell>
          <table:table-cell table:style-name="Table1.C2" office:value-type="string">
            <text:p text:style-name="P21"/>
          </table:table-cell>
        </table:table-row>
        <table:table-row table:style-name="Table1.1">
          <table:table-cell table:style-name="Table1.A2" office:value-type="string">
            <text:list xml:id="list230355998018091" text:continue-numbering="true" text:style-name="WWNum1">
              <text:list-item>
                <text:p text:style-name="P36"/>
              </text:list-item>
            </text:list>
          </table:table-cell>
          <table:table-cell table:style-name="Table1.A2" office:value-type="string">
            <text:p text:style-name="P21">ভ্যাট </text:p>
          </table:table-cell>
          <table:table-cell table:style-name="Table1.C2" office:value-type="string">
            <text:p text:style-name="P21"/>
          </table:table-cell>
        </table:table-row>
        <table:table-row table:style-name="Table1.1">
          <table:table-cell table:style-name="Table1.A2" office:value-type="string">
            <text:list xml:id="list230357049294088" text:continue-numbering="true" text:style-name="WWNum1">
              <text:list-item>
                <text:p text:style-name="P37"/>
              </text:list-item>
            </text:list>
          </table:table-cell>
          <table:table-cell table:style-name="Table1.A2" office:value-type="string">
            <text:p text:style-name="P21">ডিসপার্স</text:p>
          </table:table-cell>
          <table:table-cell table:style-name="Table1.C2" office:value-type="string">
            <text:p text:style-name="P21"/>
          </table:table-cell>
        </table:table-row>
      </table:table>
      <text:p text:style-name="P4"/>
      <text:p text:style-name="P4"/>
      <text:p text:style-name="P1"><text:span text:style-name="T5"><text:s text:c="80"/></text:span><text:span text:style-name="T4">ডাই</text:span></text:p>
      <text:p text:style-name="P1"><draw:custom-shape text:anchor-type="paragraph" draw:z-index="16" draw:name="Shape12_5" draw:style-name="gr2" draw:text-style-name="P39" svg:width="0.4177in" svg:height="0.1606in" svg:x="4.9909in" svg:y="1.2193in"><text:p text:style-name="P24"><text:span text:style-name="T8">ভ্যাট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Shape12_4" draw:style-name="gr2" draw:text-style-name="P39" svg:width="0.5752in" svg:height="0.1606in" svg:x="6.1217in" svg:y="1.2307in"><text:p text:style-name="P24"><text:span text:style-name="T8">সালফা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Shape12_2" draw:style-name="gr2" draw:text-style-name="P39" svg:width="0.4831in" svg:height="0.1606in" svg:x="6.9862in" svg:y="1.2528in"><text:p text:style-name="P24"><text:span text:style-name="T8"><text:s/>ডিসপার্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Shape13" draw:style-name="gr2" draw:text-style-name="P39" svg:width="0.715in" svg:height="0.1713in" svg:x="3.4366in" svg:y="1.602in"><text:p text:style-name="P24"><text:span text:style-name="T16">রি-অ্যাকটিভ</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Shape12_3" draw:style-name="gr2" draw:text-style-name="P39" svg:width="0.5587in" svg:height="0.3224in" svg:x="4.3in" svg:y="1.5799in"><text:p text:style-name="P24"><text:span text:style-name="T8">অপটিক্যাল হোয়াটনেস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Shape12_1" draw:style-name="gr2" draw:text-style-name="P39" svg:width="0.4177in" svg:height="0.1606in" svg:x="2.8118in" svg:y="1.602in"><text:p text:style-name="P24"><text:span text:style-name="T8">অ্যাসিড</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Shape12_0" draw:style-name="gr2" draw:text-style-name="P39" svg:width="0.4177in" svg:height="0.1606in" svg:x="2.3354in" svg:y="1.602in"><text:p text:style-name="P24"><text:span text:style-name="T8">বেসিক</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Shape12" draw:style-name="gr2" draw:text-style-name="P39" svg:width="0.4177in" svg:height="0.1606in" svg:x="1.7618in" svg:y="1.5953in"><text:p text:style-name="P24"><text:span text:style-name="T8">ডাইরেক্ট</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8" draw:name="Shape10" draw:style-name="gr3" draw:text-style-name="P39" svg:x1="5.178in" svg:y1="0.9472in" svg:x2="7.2398in" svg:y2="0.9472in"><text:p/></draw:line><draw:line text:anchor-type="paragraph" draw:z-index="0" draw:name="Shape1" draw:style-name="gr3" draw:text-style-name="P39" svg:x1="2.0976in" svg:y1="0.022in" svg:x2="5.2831in" svg:y2="0.022in"><text:p/></draw:line><draw:line text:anchor-type="paragraph" draw:z-index="7" draw:name="Shape9" draw:style-name="gr1" draw:text-style-name="P38" svg:x1="1.9535in" svg:y1="1.3098in" svg:x2="1.9535in" svg:y2="1.5579in"><text:p/></draw:line><draw:line text:anchor-type="paragraph" draw:z-index="6" draw:name="Shape8_0" draw:style-name="gr3" draw:text-style-name="P39" svg:x1="1.9417in" svg:y1="1.3098in" svg:x2="4.5098in" svg:y2="1.3098in"><text:p/></draw:line><draw:line text:anchor-type="paragraph" draw:z-index="5" draw:name="Shape7" draw:style-name="gr4" draw:text-style-name="P40" svg:x1="5.398in" svg:y1="0.4165in" svg:x2="5.4083in" svg:y2="0.8854in"><text:p/></draw:line><draw:line text:anchor-type="paragraph" draw:z-index="4" draw:name="Shape6" draw:style-name="gr1" draw:text-style-name="P39" svg:x1="2.074in" svg:y1="0.4016in" svg:x2="2.0764in" svg:y2="1.3106in"><text:p/></draw:line><draw:line text:anchor-type="paragraph" draw:z-index="3" draw:name="Shape2" draw:style-name="gr1" draw:text-style-name="P39" svg:x1="5.2835in" svg:y1="0.022in" svg:x2="5.2819in" svg:y2="0.2067in"><text:p/></draw:line><draw:custom-shape text:anchor-type="paragraph" draw:z-index="2" draw:name="Shape3_0" draw:style-name="gr2" draw:text-style-name="P41" svg:width="1.2933in" svg:height="0.1933in" svg:x="4.8236in" svg:y="0.2228in"><text:p text:style-name="P24"><text:span text:style-name="T17">পানিতে অদ্রবণীয়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Shape3" draw:style-name="gr2" draw:text-style-name="P41" svg:width="0.8067in" svg:height="0.1933in" svg:x="1.7335in" svg:y="0.2075in"><text:p text:style-name="P24"><text:span text:style-name="T17">পানিতে দ্রবণীয়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7" draw:name="Shape2_0" draw:style-name="gr1" draw:text-style-name="P39" svg:x1="2.0996in" svg:y1="0.022in" svg:x2="2.098in" svg:y2="0.2067in"><text:p/></draw:line><draw:line text:anchor-type="paragraph" draw:z-index="18" draw:name="Shape9_0" draw:style-name="gr1" draw:text-style-name="P38" svg:x1="4.5098in" svg:y1="1.3098in" svg:x2="4.5098in" svg:y2="1.5579in"><text:p/></draw:line><draw:line text:anchor-type="paragraph" draw:z-index="19" draw:name="Shape9_1" draw:style-name="gr1" draw:text-style-name="P38" svg:x1="3.7575in" svg:y1="1.3098in" svg:x2="3.7575in" svg:y2="1.5579in"><text:p/></draw:line><draw:line text:anchor-type="paragraph" draw:z-index="20" draw:name="Shape9_2" draw:style-name="gr1" draw:text-style-name="P38" svg:x1="2.9992in" svg:y1="1.3098in" svg:x2="2.9992in" svg:y2="1.5579in"><text:p/></draw:line><draw:line text:anchor-type="paragraph" draw:z-index="21" draw:name="Shape9_3" draw:style-name="gr1" draw:text-style-name="P38" svg:x1="2.5217in" svg:y1="1.3098in" svg:x2="2.5217in" svg:y2="1.5579in"><text:p/></draw:line><draw:line text:anchor-type="paragraph" draw:z-index="22" draw:name="Shape9_4" draw:style-name="gr1" draw:text-style-name="P38" svg:x1="5.178in" svg:y1="0.9472in" svg:x2="5.178in" svg:y2="1.1953in"><text:p/></draw:line><draw:line text:anchor-type="paragraph" draw:z-index="23" draw:name="Shape9_5" draw:style-name="gr1" draw:text-style-name="P38" svg:x1="6.3902in" svg:y1="0.9472in" svg:x2="6.3902in" svg:y2="1.1953in"><text:p/></draw:line><draw:line text:anchor-type="paragraph" draw:z-index="24" draw:name="Shape9_6" draw:style-name="gr1" draw:text-style-name="P38" svg:x1="7.2398in" svg:y1="0.9472in" svg:x2="7.2398in" svg:y2="1.1953in"><text:p/></draw:line></text:p>
      <text:p text:style-name="P1"/>
      <text:p text:style-name="P1"/>
      <text:p text:style-name="P1"/>
      <text:p text:style-name="P1"/>
      <text:p text:style-name="P1"/>
      <text:p text:style-name="P1"/>
      <text:p text:style-name="P1"/>
      <text:p text:style-name="P1"/>
      <text:p text:style-name="P14"/>
      <text:p text:style-name="P12">ফ্লোচার্টে উল্লেখিত বিভাগ বা কাজগুলোর সংক্ষিপ্ত আলোচনা :- </text:p>
      <text:p text:style-name="P11">(১)<text:span text:style-name="T19">গ্রে কাপড় পরীক্ষ</text:span><text:span text:style-name="T23"> (Inspection of gray fabric)</text:span></text:p>
      <text:p text:style-name="P10">তাঁত থেকে কাপড় নামানোর পর ইন্সপেকশন টেবিলে উৎপাদিত কাপড় পরীক্ষা-নিরীক্ষা করা হয়। মেরামতযোগ্য কাপড় মেরামত করা হয় এবং মেরামতের অযোগ্য বা অধিক ত্রুটিযুক্ত কাপড় বাদ দিয়ে ত্রুটিমুক্ত কাপড় নির্বাচন করা হয়।</text:p>
      <text:p text:style-name="P10">(২) <text:span text:style-name="T19">স্টিচিং</text:span><text:span text:style-name="T23"> (Stitching)</text:span></text:p>
      <text:p text:style-name="P10">তাঁত থেকে প্রাপ্ত কাপড় বেশি দৈর্ঘ্যের হয় না। এ কাপড়কে <text:s/>ওয়েট প্রসেসিং -এর সুবিধার জন্য জোড়া দেয়া হয়। এভাবে একটি কাপড়েকে অন্য একটি কাপর প্রস্থ বরাবর জোড়া দেয়াকে স্টিচিং বলে। স্টিচিং -এর ফলে কাপড় অনেক দৈর্ঘ্য বিশিষ্ট হয় এবং ওয়েট প্রসেসিং-এ সুবিধা হয়।</text:p>
      <text:p text:style-name="P10"><text:soft-page-break/></text:p>
      <text:p text:style-name="P10">(৩)<text:span text:style-name="T28"> সিয়ারিং বা </text:span><text:span text:style-name="T29">ক্রোপিং</text:span><text:span text:style-name="T23"> (Shearing or cropping)</text:span></text:p>
      <text:p text:style-name="P10"/>
      <text:p text:style-name="P10"><text:span text:style-name="T30">গ্রে</text:span> কাপড়ের পৃষ্ঠে ছেঁড়া সুতা লেগে থাকে বা টানা ও পড়েন সুতার মাথা ঝুলে থাকে। এগুলোকে কাঁচি বা ব্লেডের সাহায্যে কেটে দূর করার প্রক্রিয়াই হলো সিয়ারিং বা ক্রোপিং।</text:p>
      <text:p text:style-name="P10"/>
      <text:p text:style-name="P10">(8) <text:span text:style-name="T19">ব্রাশ</text:span> <text:span text:style-name="T24">(Brushing)</text:span></text:p>
      <text:p text:style-name="P10"/>
      <text:p text:style-name="P10">তাঁত হতে কাপড় সংগ্রহের পর কাপড়ের পৃষ্ঠে লেগে থাকা ধুলাবালি <text:span text:style-name="T20">(Dirt and dust)</text:span>, ক্ষুদ্র আঁশ দূর করা ও কাপড়ের গায়ে শায়িত প্রজেক্টিং ফাইবার <text:span text:style-name="T20">(Projecting fib</text:span><text:span text:style-name="T26">er</text:span><text:span text:style-name="T20">)</text:span> দাঁড় করানোর জন্য এবং অন্যান্য আলগা অপদ্রব্য <text:span text:style-name="T20">(Impurities)</text:span> সিনজিং করার পূর্বে ব্রাশের সাহায্যে দূর করাই ব্রাশিং।</text:p>
      <text:p text:style-name="P10"/>
      <text:p text:style-name="P10">(৫) <text:span text:style-name="T19">সিজিং</text:span> <text:span text:style-name="T24">(Singeing)</text:span></text:p>
      <text:p text:style-name="P10"/>
      <text:p text:style-name="P10">গ্রে কাপড়ের <text:s/>পৃষ্ঠে অবস্থিত যে সমস্ত প্রজেকটিং ফাইবার (Projecting fibre) হেয়ারি ফাইবার (Hairy fibre) এবং ক্ষুদ্র ক্ষুদ্র সুতার মাথা বেরিয়ে থাকে তা পুড়িয়ে ফেলার পদ্ধতিই হলো সিনজিং। সিনজিং-এর ফলে কাপড় মসৃণ, সুসম ও পরিষ্কার হয়। এতে কাপড়ের <text:s/>উজ্জ্বলতাও বেড়ে যায়।</text:p>
      <text:p text:style-name="P10"/>
      <text:p text:style-name="P10"><text:span text:style-name="T31">(৬)</text:span> <text:span text:style-name="T19">ডি সাইজিং </text:span><text:span text:style-name="T23">(De-Sizing)</text:span></text:p>
      <text:p text:style-name="P10">সাইজিং-এর সময় টানা সুতায় প্রয়োগকৃত স্টার্চ (starch) জাতীয় পদার্থকে যে রাসায়নিক পদ্ধতির সাহায্যে দূর করা হয় তাই ডিসাইজিং। ডিসাইজিং-এর ফলে কাপড়ের <text:s/>শোষণ ক্ষমতা বৃদ্ধি পায়। এতে ওয়েট প্রসেসিং-এর সময় শ্রম, রং ও কেমিক্যাল কম লাগে। </text:p>
      <text:p text:style-name="P10"/>
      <text:p text:style-name="P10">(<text:span text:style-name="T31">৭)</text:span> <text:span text:style-name="T19">স্কাওয়ারিং</text:span> <text:span text:style-name="T23">(Scouring)</text:span></text:p>
      <text:p text:style-name="P10">এ পদ্ধতির সাহায্যে কাপড় হতে তৈল, চর্বি, মোম, গ্রিজ ও অন্যান্য অপদ্রব্য দূর করা হয়। গ্রে-কাপড়কে অ্যালকালি বা ক্ষার জাতীয় পদার্থ ও ডিটারজেন্ট দ্বারা ট্রিটমেন্ট করা হলে এ সকল অপদ্রব্য (impurities) দূর হয়। ফলে কাপড়ের শোষণ ক্ষমতা অনেক বৃদ্ধি পায় ও কাপড় পরিষ্কার হয় এবং পরবর্তী প্রসেসের জন্য উপযোগী হয় ।</text:p>
      <text:p text:style-name="P10"/>
      <text:p text:style-name="P10">(৮) <text:span text:style-name="T18">ব্লি</text:span><text:span text:style-name="T19">চিং</text:span><text:span text:style-name="T18"> </text:span><text:span text:style-name="T24">(Bleaching)</text:span></text:p>
      <text:p text:style-name="P16"/>
      <text:p text:style-name="P10">ব্লিচিং প্রক্রিয়ায় গ্রে কাপড় বা সুতা হতে প্রাকৃতিক রং জাতীয় পদার্থ দূর হয় ফলে সুতা বা কাপড় ধবধবে সাদা হয় এবং শোষণ ক্ষমতা বৃদ্ধি পায় ফলে ডাইং ও প্রিন্টিং প্রসেসের জন্য উপযোগী হয়।</text:p>
      <text:p text:style-name="P10"/>
      <text:p text:style-name="P10">(৯) <text:span text:style-name="T19">সাওয়ারিং</text:span> <text:span text:style-name="T23">(Souring)</text:span></text:p>
      <text:p text:style-name="P10"/>
      <text:p text:style-name="P10">পূর্ববর্তী প্রক্রিয়ায় অ্যালকালি ট্রিটমেন্ট করা কাপড়কে পাতলা অ্যাসিডের জলীয় দ্রবণে প্রশমিত (Neutralized) করার পদ্ধতিকে সাওয়ারিং বলে। এখানে অ্যাসিড হিসেবে পাতলা হাইড্রোক্লোরিক অ্যাসিড বা সালফিউরিক অ্যাসিড (১%) ব্যবহৃত হয়।</text:p>
      <text:p text:style-name="P10"/>
      <text:p text:style-name="P10">(১০) <text:span text:style-name="T19">ওয়াশিং</text:span> <text:span text:style-name="T23">(Washing)</text:span></text:p>
      <text:p text:style-name="P10"/>
      <text:p text:style-name="P10">প্রত্যেকটি কেমিক্যাল প্রসেসের পর পরই কাপড় বা সুতাকে গরম বা ঠান্ডা পানি সহযোগে ধৌত করা হয় এ প্রক্রিয়াই ওয়াশিং। কখনও কখনও অ্যাসিড বা সোপ সোডা দ্রবণ দ্বারাও ওয়াশিং করা হয়। অর্থাৎ‍ <text:span text:style-name="T32">যে প্রক্রিয়ার সাহায্যে কাপড় থেকে অতিরিক্ত কেমিক্যাল ও অপদ্রব্য প্রভৃতি দূর করা হয় তাই ওয়াশিং।</text:span></text:p>
      <text:p text:style-name="P10"/>
      <text:p text:style-name="P10">(১১) <text:span text:style-name="T19">ড্রাইং</text:span> <text:span text:style-name="T23">(Drying)</text:span></text:p>
      <text:p text:style-name="P10"/>
      <text:p text:style-name="P10">ভেজা কাপড়কে ছায়ায় ঝুলিয়ে রেখে বা রোদে মেলে বা মেশিনের সাহায্যে শুকানোর পদ্ধতিই ড্রাইং।</text:p>
      <text:p text:style-name="P10"/>
      <text:p text:style-name="P10"><text:soft-page-break/>(১২) <text:span text:style-name="T19">মার্সেরাইজিং</text:span> <text:span text:style-name="T23">(Mercerising)</text:span></text:p>
      <text:p text:style-name="P10"/>
      <text:p text:style-name="P10">এ প্রক্রিয়ায় কটন সুতা বা কাপড়কে <text:s/>টান টান অবস্থায় কম তাপমাত্রায় ৪৫-৫৫° TW এ কস্টিক সোডার (NaOH) দ্রবণের ভিতর দিয়ে অতিক্রম করানো হয় ফলে সুতা বা কাপড় কতগুলো বিশেষ গুণের অধিকারী হয়। এর মধ্যে উজ্জ্বলতা, শোষণ ক্ষমতা ও শক্তি বৃদ্ধি অন্যতম।</text:p>
      <text:p text:style-name="P10"/>
      <text:p text:style-name="P10">(১৩) <text:span text:style-name="T19">হিট সেটিং</text:span> <text:span text:style-name="T20">(Heat setting)</text:span></text:p>
      <text:p text:style-name="P10"/>
      <text:p text:style-name="P10">থার্মোপ্লাস্টিক ফাইবার (যেমন-নাইলন, পলিস্টার, অ্যাক্রিলিক ইত্যাদি) এর মেলটিং পয়েন্ট কম অথচ এদেরকে হাইড্রোফোবিক স্বভাবের কারণে উচ্চ তাপমাত্রায় ডাইং বা ডাই ফিক্সেশন করা হয়। ফলে উপরে উল্লেখিত প্রক্রিয়া করার সময় কাপড় কুচকে যেতে পারে বা স্থান বিশেষে কেক ফরম (Cake form) করতে পারে ফলে অসম ডাইং ও দৃঢ় (Stiff) হওয়ার কারণে ব্যবহারের উপযোগিতা হ্রাস পায়। এই ত্রুটি দূরীকরণের লক্ষ্যে থার্মোপ্লাস্টিক ফাইবারে তৈরি কাপড়কে উচ্চতাপ সহনীয় করার নিমিত্তে ডাইং বা ডাই ফিক্সেশন করার পূর্বেই স্টিম বা শুষ্ক তাপ সহযোগে মেল্টিং পয়েন্টের কাছাকাছি অল্প মাত্রায় কিছু সময়ের জন্য (৩-৫ মিনিট) প্রক্রিয়া করা হয়। একেই হিট সেটিং বলে।</text:p>
      <text:p text:style-name="P10"/>
      <text:p text:style-name="P10">(১৪) <text:span text:style-name="T19">ডাইং</text:span> <text:span text:style-name="T20">(dyeing)</text:span></text:p>
      <text:p text:style-name="P10"/>
      <text:p text:style-name="P10">রং দ্রবণে কাপড়/সুতাকে ডুবিয়ে বা চালনা করে সম্পূর্ণভাবে রঞ্জিত করাই ডাইং। আঁশের প্রকৃতি অনুসারে বিভিন্ন কাপড়/সুতায় বিভিন্ন ডাই ব্যবহার করা হয়।</text:p>
      <text:p text:style-name="P10"/>
      <text:p text:style-name="P10">(১৫) <text:span text:style-name="T19">আফটার ট্রিটমেন্ট</text:span> <text:span text:style-name="T20">(After treatment)</text:span></text:p>
      <text:p text:style-name="P10"/>
      <text:p text:style-name="P10">ডাই যাতে কাপড়র মধ্যে স্থায়ী হয় বা আলগা রং (unfixed dye) কাপড়ের পৃষ্ঠ হতে দূর হয় সেজন কাপড়ে ডাইং-এর পর বিভিন্ন কেমিক্যাল সহযোগে যে ট্রিটমেন্ট করা হয় তাই আফটার ট্রিটমেন্ট।</text:p>
      <text:p text:style-name="P10">টেক্সটাইল ডাইং</text:p>
      <text:p text:style-name="P10"/>
      <text:p text:style-name="P10">(১৬)<text:span text:style-name="T18"> প্রিন্টিং (Printing)</text:span></text:p>
      <text:p text:style-name="P10"/>
      <text:p text:style-name="P10">কাপড়ের <text:s/>নির্দিষ্ট স্থানগুলোতে ডিজাইন অনুসারে রং ফুটিয়ে তোলার প্রক্রিয়াকে প্রিন্টিং বলে। প্রিন্টিং -এর ফলে কাপড় আকর্ষর্ণীয় ও সুন্দর হয়।</text:p>
      <text:p text:style-name="P10"/>
      <text:p text:style-name="P10">(১৭) <text:span text:style-name="T18">ফিক্সিং (Fixing)</text:span></text:p>
      <text:p text:style-name="P10"/>
      <text:p text:style-name="P10">প্রিন্টিং করা কাপড়কে <text:s/>বিভিন্ন তাপমাত্রায় স্টিম বা শুষ্ক তাপে প্রক্রিয়াকরণ করে রংকে স্থায়ী করার প্রক্রিয়াকে ফিক্সিং বলে। যেমনঃ- স্টিমিং, কিউরিং, থার্মোসোলিং ইত্যাদি। </text:p>
      <text:p text:style-name="P10"/>
      <text:p text:style-name="P10">(১৮) <text:span text:style-name="T18">কিউরিং (Curing)</text:span></text:p>
      <text:p text:style-name="P10"/>
      <text:p text:style-name="P10">এ পদ্ধতি শুধুমাত্র পিগমেন্ট ডাইং ও প্রিন্টিং এর জন্য প্রযোয্য। এটাও এক ধরনের রং <text:span text:style-name="T34">স্থায়ীকরণ প্রকৃয়া ।</text:span><text:span text:style-name="T32"> যে প্রক্রিয়ায় কাপড়কে <text:s/>একটি উপযোগী চেম্বারের মধ্যে অল্প সময়ের জন্য শুষ্ক তাপে মেলে ধরা হয় (Expose) তাকে কিউরিং বলে</text:span><text:span text:style-name="T33">।</text:span> কিউরিং-এর ফলে কাপড়ে রং ফিক্সড করার ব্যবহৃত বাইন্ডার (প্রয়োজনে ফিক্সারের সহযোগে) পলিমারাইজড হয়ে স্থায়ীভাবে কাপড়ের <text:s/>গায়ে লেগে থাকে।</text:p>
      <text:p text:style-name="P10"/>
      <text:p text:style-name="P10">(১৯) <text:span text:style-name="T18">সানফোরাইজিং (Sunforizing)</text:span></text:p>
      <text:p text:style-name="P13"/>
      <text:p text:style-name="P10">বাজারজাত করার পর কাপড় যাতে পরবর্তীতে ওয়াশিং ও লড্রিং-এর ফলে আর সংকোচন (Shrike) না হয় সে লক্ষ্যে বাজারজাতের পূর্বেই কাপড়ে মেকানিক্যালি তাপ সহযোগে প্রয়োজনীয় পরিমাণ সংকোচন (Shrike) করা হয়। এ প্রক্রিয়াকে সানফোরাইজিং বলে। এটি একটি মেকানিক্যাল এন্ট্রি স্রিংকেজ ফিনিশ।</text:p>
      <text:p text:style-name="P10"/>
      <text:p text:style-name="P13"><text:soft-page-break/>(২০) ক্যালেন্ডারিং (Calendaring)</text:p>
      <text:p text:style-name="P10"/>
      <text:p text:style-name="P10">যে পদ্ধতির মাধ্যমে কাপড়কে <text:s/>কতগুলো রোলার বা বৌলের মধ্য দিয়ে, আর্দ্রতা, চাপ ও তাপ প্রয়োগে কাপড়ে অবস্থিত সুতাকে চ্যাপটা করার মাধ্যমে অধিকতর নিকটবর্তী করা হয় এবং যার ফলে কাপড়ের <text:s/>চাকচিক্যতা ও মসৃণতা বৃদ্ধি পায় তাকে ক্যালেন্ডারিং বলে। </text:p>
      <text:p text:style-name="P10"/>
      <text:p text:style-name="P10">সাধারণত সব ধরনের কাপড়েই ক্যালেন্ডারিং করা হয়। বিশেষ করে কটন, লিনেন, রেয়ন এবং সিল্ক কাপড়ের <text:s/>ক্ষেত্রে এ প্রক্রিয়াটি বিশেষভাবে গুরুত্বপূর্ণ।</text:p>
      <text:p text:style-name="P10"/>
      <text:p text:style-name="P13">(২১) স্টেনটারিং (Stentaring)</text:p>
      <text:p text:style-name="P10"/>
      <text:p text:style-name="P10"><text:span text:style-name="T32">কাপড়কে আর্দ্রকরণের বিভিন্ন প্রক্রিয়ার ফলে এর বহর কমে যায় কাজেই কাপড়ের <text:s/>নির্দিষ্ট বহর পুনরোদ্ধার এর জন্য যে প্রক্রিয়া করা হয় তাকে স্টেনটারিং বলে।</text:span> এ প্রক্রিয়ায় কাপড় ড্রাইং করা হয়। এখানে ক্রেতার চাহিদা অনুযায়ী বিভিন্ন ফিনিশিং দ্রব্য ব্যবহার করা যায়। যেমন সফট ফিনিশ, হার্ড ফিনিশ, স্টিপ ফিনিশ ইত্যাদি।</text:p>
      <text:p text:style-name="P10"/>
      <text:p text:style-name="P13">(২২) ফিনিশিং (Finishing)</text:p>
      <text:p text:style-name="P10"/>
      <text:p text:style-name="P10">রং করা, ছাপ দেয়া বা সাদা কাপড়কে <text:s/>বিভিন্ন উদ্দেশ্য সাধনের জন্য ফিনিশিং করা হয়। ফিনিশিং রাসায়নিক বা যান্ত্রিক বা উভয়ই হতে পারে। এ প্রক্রিয়ায় কাপড়ের <text:s/>উজ্জ্বলতা বৃদ্ধি পায় ও কাপড় ব্যবহার উপযোগী বা বিশেষ ব্যবহার উপযোগী হয়।</text:p>
      <text:p text:style-name="P10"/>
      <text:p text:style-name="P10"/>
      <text:p text:style-name="P20">ডাইরেক্ট ডাই (Direct dye)</text:p>
      <text:p text:style-name="P17"/>
      <text:p text:style-name="P17">যে সকল ডাই এর ফাইবারের প্রতি সরাসরি আকর্ষণ আছে এবং সরাসরি প্রয়োগ করা যায় অর্থাৎ এখানে অন্য কোনো সাহায্যকারীর (Assistance) প্রয়োজন হয় না তাকে ডাইরেক্ট ডাই বলে।</text:p>
      <text:p text:style-name="P17"/>
      <text:p text:style-name="P17">সেলুলোজিক ফাইবারের প্রতি এই শ্রেণির ডাই এর আকর্ষণ সবচেয়ে বেশি বলে একে সাবস্ট্যানটিভ ডাই (substantive dye) ও ডাইরেক্ট কটন কালার বলে। কৃত্রিম (synthetic) ও ট্রাই অ্যাসিটেট ফাইবার ছাড়া প্রায় সকল ফাইবারকে ডাইরেক্ট ডাই দ্বারা রং করা যায়।</text:p>
      <text:p text:style-name="P17"/>
      <text:p text:style-name="P19"><text:span text:style-name="T38">ক) সেল্ফ লেভেলিং বা ক্লাস-এ ডাইস</text:span><text:span text:style-name="T35"> (Self Levelling or class A dyes)</text:span></text:p>
      <text:p text:style-name="P17"/>
      <text:p text:style-name="P17">এ প্রকার ডাই এক জায়গা থেকে অন্য জায়গায় ভালোভাবে স্থানান্তরিত (Migrate) হতে পারে। এ জন্য এর লেভেলিং ক্ষমতা ভালো। এরা প্রথমে ফাইবারে অসমভাবে লেগে থাকে। কিন্তু উত্তপ্ত (Boiling) করলে এ ডাই সমভাবে ফাইবারের গায়ে লেগে যায়। অতিরিক্ত কোনো কিছুর সাহায্য ছাড়াই নিজে নিজে লেভেলিং হতে পারে বলে এদেরকে সেলফ লেভেলিং ডাইরেক্ট ডাই বলে। এ ডাই-এর ফাস্টনেস গুণ ভালো।</text:p>
      <text:p text:style-name="P17"/>
      <text:p text:style-name="P31"><text:span text:style-name="T38">খ) সল্ট কন্ট্রোলেবল বা ক্লাস বি ডাই</text:span> <text:span text:style-name="T35">(Salt controllable dired dyes or class B dyes) </text:span></text:p>
      <text:p text:style-name="P31"/>
      <text:p text:style-name="P28">এ শ্রেণির ডাইগুলোর লেভেলিং ক্ষমতা নগণ্য কিন্তু লবণ যোগ করলে ডাই এর শোষণ ক্ষমতা বৃদ্ধি পায়। যদি এই ডাইগুলো প্রথম পর্যায়ে সমভাবে নেয়া না হয় তবে এর অসমতা ঠিক করা অত্যন্ত কষ্টসাধ্য। এখানে লবণের অনুপাত ঠিক না হলে ডাইং ঠিকমত হবে না। এর লেভেলিং ক্ষমতা লবণ দ্বারা নিয়ন্ত্রণ করা হয় বলে এ শ্রেণির ডাইকে সল্ট কন্ট্রোলেবল ডাই বলে তবে লবণের অনুপাত সঠিক হলে এ ডাই খুব ভালো।</text:p>
      <text:p text:style-name="P17"/>
      <text:p text:style-name="P18"><text:span text:style-name="T38">গ) টেম্পারেচার কন্ট্রোলেবল ডাই বা ক্লাস সি ডাই</text:span><text:span text:style-name="T35"> (Temperature controllable dye or class-c dyes)</text:span></text:p>
      <text:p text:style-name="P18"/>
      <text:p text:style-name="P17">এ ডাইগুলোর নিজস্ব কোনো লেভেলিং ক্ষমতা নেই এরা লবণের প্রতি খুব বেশি অনুভূতি সম্পন্ন (Highly sensitive)। এতে শুধুমাত্র লবণ যোগ করে এক্সহাশন (Exhaustion) নিয়ন্ত্রণ করা যায় না এক্ষেত্রে তাপমাত্রা দ্বারা ডাই এক্সহাশন নিয়ন্ত্রণ করা হয়। এজন্য এ ডাইকে তাপমাত্রা নিয়ন্ত্রণযোগ্য রং বলা হয়। তাপমাত্রা সঠিক না হলে ডাইং সঠিক হবে না। এক্ষেত্রে প্রথমে অসম ডাইং হলে পরে সুষম ডাইং করা খুব কষ্টসাধ্য ব্যাপার। এটিও খুব ভালো ডাই।</text:p>
      <text:p text:style-name="P17"/>
      <text:p text:style-name="P17">রাসায়নিক গঠনের ওপর ভিত্তি করে (According to chemical constitution)</text:p>
      <text:p text:style-name="P17"/>
      <text:p text:style-name="P17"><text:span text:style-name="T28">এটিকে ৪ (চার) শ্রেণিতে ভাগ করা যায়।</text:span> যথাঃ-</text:p>
      <text:p text:style-name="P17"><text:soft-page-break/></text:p>
      <text:p text:style-name="P17">ক) অ্যাজো ডেরিভেটিভস <text:span text:style-name="T36">(Azo derivatives)</text:span></text:p>
      <text:p text:style-name="P29">খ) স্টিলবিন ডেরি ভেটিভস <text:span text:style-name="T36">(Stilbene derivatives) </text:span></text:p>
      <text:p text:style-name="P29">গ) থায়াজল ডেরিভেটিভস <text:span text:style-name="T36">(Thiazole derivatives)</text:span></text:p>
      <text:p text:style-name="P17">ঘ) প্যাথালোসায়ানাইন ডেরিভেটিভস <text:span text:style-name="T36">(pthalocyanine derivatives)</text:span></text:p>
      <text:p text:style-name="P17"/>
      <text:p text:style-name="P18">ডাইরেক্ট-ডাই-এর বৈশিষ্ট্য বা গুণাগুণ (Properties of direct dye)</text:p>
      <text:p text:style-name="P18"/>
      <text:p text:style-name="P32">ডাইরেক্ট ডাই এর বৈশিষ্টগুলো হলঃ- </text:p>
      <text:p text:style-name="P32"><text:s/></text:p>
      <text:p text:style-name="P33">ক) ডাইরেক্ট ডাই-এ সালফেনিক বা কার্বক্সিলিক অ্যাসিডের সোডিয়াম লবণের গ্রুপ থাকে ফলে এই ডাই পানিতে দ্রবণীয়। </text:p>
      <text:p text:style-name="P34">খ) সেলুলোজিক ফাইবার বিশেষ করে কটন ও ভিসকোস রেয়ন এর প্রতি কিছু কিছু ডাইরেক্ট ডাই প্রাণীজ ফাইবারেও ব্যবহৃত হয়। </text:p>
      <text:p text:style-name="P34">গ) ডাইরেক্ট ডাই-এর ওয়াশিং ফাস্টনেস ভালো নয় তবে আফটার ট্রিটমেন্ট করে এর ওয়াশিং ফাস্টনেস ও লাইট ফাস্টনেস ইত্যাদি বৃদ্ধি করা যায়।</text:p>
      <text:p text:style-name="P33">ঘ) বিভিন্ন ধরনের কালার শেড (Colour shade) এই ডাই দ্বারা করা যায়।</text:p>
      <text:p text:style-name="P34">ঙ) ঘর্ষণ (abrasion) ও ঘামের (perspiration) বিপরীতে এই ডাই-এর স্থায়িত্ব ভালো। </text:p>
      <text:p text:style-name="P34">চ) গ্যাস ফেডিং (Gas fading) বা ইস্ত্রিতে (Hot pressure) এই ডাই ক্ষতিগ্রস্ত হয় না।</text:p>
      <text:p text:style-name="P33">এ ডাই অ্যালকালি (Alkali) ও নিরপেক্ষ (Neutral) মাধ্যমে প্রয়োগ করা যায়।</text:p>
      <text:p text:style-name="P33">জ) বিভিন্ন ধরনের কালার শেড (Colour shade) এ ডাই দিয়ে করা যা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khan" svg:font-family="Likhan" style:font-pitch="variable"/>
    <style:font-face style:name="Nikosh1" svg:font-family="Nikosh" style:font-pitch="variable"/>
    <style:font-face style:name="NikoshLight1" svg:font-family="NikoshLight" style:font-pitch="variable"/>
    <style:font-face style:name="NikoshLight" svg:font-family="NikoshLight" style:font-adornments="Regular"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kosh" svg:font-family="Nikosh" style:font-family-generic="roman" style:font-pitch="variable"/>
    <style:font-face style:name="Lohit Devanagari" svg:font-family="'Lohit Devanagari'" style:font-family-generic="system" style:font-pitch="variable"/>
    <style:font-face style:name="Nikosh2" svg:font-family="Nikosh"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1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6T17:57:55</meta:creation-date>
    <dc:language>en-US</dc:language>
    <dc:date>2022-06-12T23:03:54.407626117</dc:date>
    <meta:editing-cycles>26</meta:editing-cycles>
    <meta:editing-duration>PT3H6M46S</meta:editing-duration>
    <meta:generator>LibreOffice/6.4.7.2$Linux_X86_64 LibreOffice_project/40$Build-2</meta:generator>
    <meta:document-statistic meta:table-count="1" meta:image-count="0" meta:object-count="0" meta:page-count="5" meta:paragraph-count="109" meta:word-count="1641" meta:character-count="6950" meta:non-whitespace-character-count="5299"/>
  </office:meta>
</office:document-meta>
</file>